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006" officeooo:paragraph-rsid="0010e006"/>
    </style:style>
    <style:style style:name="T1" style:family="text">
      <style:text-properties officeooo:rsid="001269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e <text:s/><text:span text:style-name="T1">zqeigy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4:36.116713585</meta:creation-date>
    <dc:date>2022-09-29T16:41:03.751803677</dc:date>
    <meta:editing-duration>PT2M40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1" meta:word-count="2" meta:character-count="13" meta:non-whitespace-character-count="11"/>
  </office:meta>
</office:document-meta>
</file>